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team</text:p>
          </table:table-cell>
          <table:table-cell office:value-type="string">
            <text:p>opp</text:p>
          </table:table-cell>
        </table:table-row>
        <table:table-row table:style-name="ro1">
          <table:table-cell office:value-type="string">
            <text:p>FGA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FGM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FTA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TO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OR 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DR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" table:formula="of:=[.B2]+0.44*[.B4]-1.07*([.B6]/([.C7]+[.B6]))*([.B2]-[.B3])+[.B5]" office:value-type="float" office:value="70.354375">
            <text:p>70.3543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6">01/26/2026</text:date>, <text:time>17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26T11:56:55.69</meta:creation-date>
    <meta:editing-duration>PT2H20M52S</meta:editing-duration>
    <meta:editing-cycles>2</meta:editing-cycles>
    <meta:generator>OpenOffice/4.1.15$Win32 OpenOffice.org_project/4115m2$Build-9813</meta:generator>
    <dc:date>2026-01-26T17:03:17.13</dc:date>
    <meta:document-statistic meta:table-count="3" meta:cell-count="16" meta:object-count="0"/>
  </office:meta>
</office:document-meta>
</file>